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757575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ate(alumno_desaprobado)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2" table:default-cell-style-name="ce5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rendir_examen.jsp?REFRESH=1635898114212&amp;registrarAcceso=Realizar_Examen&amp;idExamen=91639767459&amp;tipoDisp=no-movil&amp;sistOp=Linux%20x86_64&amp;navegador=Safari</text:p>
          </table:table-cell>
          <table:table-cell office:value-type="float" office:value="10" calcext:value-type="float">
            <text:p>10</text:p>
          </table:table-cell>
          <table:table-cell office:value-type="float" office:value="3037" calcext:value-type="float">
            <text:p>3037</text:p>
          </table:table-cell>
          <table:table-cell office:value-type="float" office:value="2484" calcext:value-type="float">
            <text:p>2484</text:p>
          </table:table-cell>
          <table:table-cell table:number-columns-repeated="2" office:value-type="float" office:value="4435" calcext:value-type="float">
            <text:p>4435</text:p>
          </table:table-cell>
          <table:table-cell office:value-type="float" office:value="5303" calcext:value-type="float">
            <text:p>5303</text:p>
          </table:table-cell>
          <table:table-cell office:value-type="float" office:value="1582" calcext:value-type="float">
            <text:p>1582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100,000%</text:p>
          </table:table-cell>
          <table:table-cell office:value-type="float" office:value="0.1973" calcext:value-type="float">
            <text:p>0,1973</text:p>
          </table:table-cell>
          <table:table-cell office:value-type="float" office:value="893.23" calcext:value-type="float">
            <text:p>893,23</text:p>
          </table:table-cell>
          <table:table-cell office:value-type="float" office:value="9.19" calcext:value-type="float">
            <text:p>9,19</text:p>
          </table:table-cell>
        </table:table-row>
        <table:table-row table:style-name="ro1">
          <table:table-cell table:style-name="ce3" office:value-type="string" calcext:value-type="string">
            <text:p>ingreso al examen</text:p>
          </table:table-cell>
          <table:table-cell office:value-type="float" office:value="10" calcext:value-type="float">
            <text:p>10</text:p>
          </table:table-cell>
          <table:table-cell office:value-type="float" office:value="3037" calcext:value-type="float">
            <text:p>3037</text:p>
          </table:table-cell>
          <table:table-cell office:value-type="float" office:value="2484" calcext:value-type="float">
            <text:p>2484</text:p>
          </table:table-cell>
          <table:table-cell table:number-columns-repeated="2" office:value-type="float" office:value="4435" calcext:value-type="float">
            <text:p>4435</text:p>
          </table:table-cell>
          <table:table-cell office:value-type="float" office:value="5303" calcext:value-type="float">
            <text:p>5303</text:p>
          </table:table-cell>
          <table:table-cell office:value-type="float" office:value="1582" calcext:value-type="float">
            <text:p>1582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100,000%</text:p>
          </table:table-cell>
          <table:table-cell office:value-type="float" office:value="0.19729" calcext:value-type="float">
            <text:p>0,19729</text:p>
          </table:table-cell>
          <table:table-cell office:value-type="float" office:value="893.16" calcext:value-type="float">
            <text:p>893,16</text:p>
          </table:table-cell>
          <table:table-cell office:value-type="float" office:value="9.19" calcext:value-type="float">
            <text:p>9,19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ajax_metodo_generico.jsp?idGuardandoEvaluacion=91639767459&amp;time1=01&amp;time2=59&amp;time3=46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,000%</text:p>
          </table:table-cell>
          <table:table-cell office:value-type="float" office:value="0.21149" calcext:value-type="float">
            <text:p>0,21149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mostrar_pregunta.jsp?RealizandoCuestionario=false&amp;idEvaluacion=91639767459&amp;nrosPreguntas=1-2-3&amp;tipoEvaluacion=Examen&amp;idExFin=91639773490&amp;ordenPregunta=2&amp;paso=2&amp;ES_ALUMNO_RINDIENDO=SI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,000%</text:p>
          </table:table-cell>
          <table:table-cell office:value-type="float" office:value="0.2116" calcext:value-type="float">
            <text:p>0,2116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actualizarSession.jsp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,000%</text:p>
          </table:table-cell>
          <table:table-cell office:value-type="float" office:value="0.42198" calcext:value-type="float">
            <text:p>0,42198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1era pregunt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,000%</text:p>
          </table:table-cell>
          <table:table-cell office:value-type="float" office:value="0.21101" calcext:value-type="float">
            <text:p>0,21101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ajax_metodo_generico.jsp?idGuardandoEvaluacion=91639767459&amp;time1=01&amp;time2=59&amp;time3=34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330" calcext:value-type="float">
            <text:p>330</text:p>
          </table:table-cell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,000%</text:p>
          </table:table-cell>
          <table:table-cell office:value-type="float" office:value="0.21163" calcext:value-type="float">
            <text:p>0,2116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mostrar_pregunta.jsp?RealizandoCuestionario=false&amp;idEvaluacion=91639767459&amp;nrosPreguntas=1-2-3&amp;tipoEvaluacion=Examen&amp;idExFin=91639773490&amp;ordenPregunta=3&amp;paso=3&amp;ES_ALUMNO_RINDIENDO=SI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,000%</text:p>
          </table:table-cell>
          <table:table-cell office:value-type="float" office:value="0.21167" calcext:value-type="float">
            <text:p>0,21167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table:style-name="ce3" office:value-type="string" calcext:value-type="string">
            <text:p>2da pregunta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429" calcext:value-type="float">
            <text:p>429</text:p>
          </table:table-cell>
          <table:table-cell office:value-type="float" office:value="165" calcext:value-type="float">
            <text:p>16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0,000%</text:p>
          </table:table-cell>
          <table:table-cell office:value-type="float" office:value="0.21117" calcext:value-type="float">
            <text:p>0,21117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rendir_examen.jsp?REFRESH=1635898122944</text:p>
          </table:table-cell>
          <table:table-cell office:value-type="float" office:value="10" calcext:value-type="float">
            <text:p>10</text:p>
          </table:table-cell>
          <table:table-cell office:value-type="float" office:value="1393" calcext:value-type="float">
            <text:p>1393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2755" calcext:value-type="float">
            <text:p>2755</text:p>
          </table:table-cell>
          <table:table-cell office:value-type="float" office:value="2853" calcext:value-type="float">
            <text:p>2853</text:p>
          </table:table-cell>
          <table:table-cell office:value-type="float" office:value="939" calcext:value-type="float">
            <text:p>939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100,000%</text:p>
          </table:table-cell>
          <table:table-cell office:value-type="float" office:value="0.13632" calcext:value-type="float">
            <text:p>0,13632</text:p>
          </table:table-cell>
          <table:table-cell office:value-type="float" office:value="8.37" calcext:value-type="float">
            <text:p>8,37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string" calcext:value-type="string">
            <text:p>https://prueba.evelia.unrc.edu.ar/siat2Responsivo/archivos/idAula82927038087/evaluaciones/91639767459/ALUMNO2_DEMO_Doc99999002_Examen_entregaExamen_02-11-2021_21_09_26_p._m..html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0,000%</text:p>
          </table:table-cell>
          <table:table-cell office:value-type="float" office:value="0.1373" calcext:value-type="float">
            <text:p>0,1373</text:p>
          </table:table-cell>
          <table:table-cell office:value-type="float" office:value="0.72" calcext:value-type="float">
            <text:p>0,72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table:style-name="ce3" office:value-type="string" calcext:value-type="string">
            <text:p>3era pregunta</text:p>
          </table:table-cell>
          <table:table-cell office:value-type="float" office:value="10" calcext:value-type="float">
            <text:p>10</text:p>
          </table:table-cell>
          <table:table-cell office:value-type="float" office:value="1515" calcext:value-type="float">
            <text:p>1515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3021" calcext:value-type="float">
            <text:p>3021</text:p>
          </table:table-cell>
          <table:table-cell office:value-type="float" office:value="1026" calcext:value-type="float">
            <text:p>1026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100,000%</text:p>
          </table:table-cell>
          <table:table-cell office:value-type="float" office:value="0.09191" calcext:value-type="float">
            <text:p>0,09191</text:p>
          </table:table-cell>
          <table:table-cell office:value-type="float" office:value="6.13" calcext:value-type="float">
            <text:p>6,13</text:p>
          </table:table-cell>
          <table:table-cell office:value-type="float" office:value="5.37" calcext:value-type="float">
            <text:p>5,37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130" calcext:value-type="float">
            <text:p>130</text:p>
          </table:table-cell>
          <table:table-cell office:value-type="float" office:value="761" calcext:value-type="float">
            <text:p>761</text:p>
          </table:table-cell>
          <table:table-cell office:value-type="float" office:value="92" calcext:value-type="float">
            <text:p>92</text:p>
          </table:table-cell>
          <table:table-cell office:value-type="float" office:value="2755" calcext:value-type="float">
            <text:p>2755</text:p>
          </table:table-cell>
          <table:table-cell office:value-type="float" office:value="3851" calcext:value-type="float">
            <text:p>3851</text:p>
          </table:table-cell>
          <table:table-cell office:value-type="float" office:value="5303" calcext:value-type="float">
            <text:p>5303</text:p>
          </table:table-cell>
          <table:table-cell office:value-type="float" office:value="37" calcext:value-type="float">
            <text:p>37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38,462%</text:p>
          </table:table-cell>
          <table:table-cell office:value-type="float" office:value="1.15384" calcext:value-type="float">
            <text:p>1,15384</text:p>
          </table:table-cell>
          <table:table-cell office:value-type="float" office:value="815.88" calcext:value-type="float">
            <text:p>815,88</text:p>
          </table:table-cell>
          <table:table-cell office:value-type="float" office:value="19.39" calcext:value-type="float">
            <text:p>19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22:30:25.631580771</dc:date>
    <meta:editing-duration>PT1M33S</meta:editing-duration>
    <meta:editing-cycles>1</meta:editing-cycles>
    <meta:document-statistic meta:table-count="1" meta:cell-count="182" meta:object-count="0"/>
    <meta:generator>LibreOffice/6.4.7.2$Linux_X86_64 LibreOffice_project/40$Build-2</meta:generator>
  </office:meta>
</office:document-meta>
</file>